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1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6.25cm" fo:min-width="7.2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0.5cm"/>
    </style:style>
    <style:style style:name="gr4" style:family="graphic" style:parent-style-name="standard">
      <style:graphic-properties svg:stroke-width="0.159cm" svg:stroke-color="#f10d0c" draw:marker-start-width="0.438cm" draw:marker-end-width="0.4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302709" draw:marker-start-width="0.438cm" draw:marker-end-width="0.4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0cm" fo:min-width="0.032cm"/>
    </style:style>
    <style:style style:name="gr8" style:family="graphic" style:parent-style-name="standard">
      <style:graphic-properties draw:fill-color="#302709" draw:textarea-horizontal-align="justify" draw:textarea-vertical-align="middle" draw:auto-grow-height="false" fo:min-height="3.25cm" fo:min-width="5.5cm"/>
    </style:style>
    <style:style style:name="gr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7.5cm" fo:min-width="7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5cm"/>
      <style:paragraph-properties style:writing-mode="lr-tb"/>
    </style:style>
    <style:style style:name="gr12" style:family="graphic" style:parent-style-name="objectwithoutfill">
      <style:graphic-properties draw:stroke="solid"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3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11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0.25cm" fo:min-width="1cm"/>
      <style:paragraph-properties style:writing-mode="lr-tb"/>
    </style:style>
    <style:style style:name="gr18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-color="#30270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style:paragraph-properties fo:text-align="center" style:writing-mode="lr-tb"/>
      <style:text-properties fo:font-size="13pt"/>
    </style:style>
    <style:style style:name="P9" style:family="paragraph">
      <style:paragraph-properties fo:text-align="center" style:writing-mode="lr-tb"/>
      <style:text-properties fo:font-size="13pt" style:font-size-asian="10pt" style:font-size-complex="10pt"/>
    </style:style>
    <style:style style:name="P10" style:family="paragraph">
      <loext:graphic-properties draw:fill-color="#ff8000"/>
      <style:paragraph-properties fo:text-align="center" style:writing-mode="lr-tb"/>
      <style:text-properties fo:font-size="13pt"/>
    </style:style>
    <style:style style:name="P11" style:family="paragraph">
      <loext:graphic-properties draw:fill-color="#ff8000"/>
      <style:paragraph-properties fo:text-align="center" style:writing-mode="lr-tb"/>
      <style:text-properties fo:font-size="13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3pt" style:font-size-asian="14pt" style:font-size-complex="14pt"/>
    </style:style>
    <style:style style:name="T3" style:family="text">
      <style:text-properties fo:font-size="13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.5cm" svg:height="2.5cm" svg:x="2.75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6.5cm" svg:x="7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cm" svg:height="1.5cm" svg:x="8.25cm" svg:y="1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cm" svg:height="1.5cm" svg:x="7.1cm" svg:y="1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9.4cm" svg:y="14.2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999cm" svg:x1="7.6cm" svg:y1="15.75cm" svg:x2="3.477cm" svg:y2="4.442cm" draw:start-shape="id1" draw:start-glue-point="2" draw:end-shape="id2" draw:end-glue-point="4" svg:d="M7600 15750v1500h-4123v-12808" svg:viewBox="0 0 4124 12809">
          <text:p/>
        </draw:connector>
        <draw:connector draw:style-name="gr5" draw:text-style-name="P1" draw:layer="layout" draw:line-skew="-2.499cm 1.999cm" svg:x1="8.294cm" svg:y1="5.326cm" svg:x2="8.75cm" svg:y2="15.75cm" draw:end-shape="id3" draw:end-glue-point="2" svg:d="M8294 5326h-3044v12924h3500v-2500" svg:viewBox="0 0 3501 12925">
          <text:p/>
        </draw:connector>
        <draw:frame draw:style-name="gr6" draw:text-style-name="P3" draw:layer="layout" svg:width="4.25cm" svg:height="1.75cm" svg:x="1.75cm" svg:y="1.25cm">
          <draw:text-box>
            <text:p>Schakelaar</text:p>
          </draw:text-box>
        </draw:frame>
        <draw:custom-shape draw:style-name="gr7" draw:text-style-name="P4" xml:id="id2" draw:id="id2" draw:layer="layout" svg:width="0.75cm" svg:height="0.25cm" svg:x="3.102cm" svg:y="4.1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0.75cm" svg:height="0.25cm" svg:x="3.1cm" svg:y="3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.589cm" svg:y1="3.494cm" svg:x2="3.85cm" svg:y2="3.526cm" draw:end-shape="id4" draw:end-glue-point="10" svg:d="M8589 3494h-2118v32h-2621" svg:viewBox="0 0 4740 33">
          <text:p/>
        </draw:connector>
        <draw:custom-shape draw:style-name="gr8" draw:text-style-name="P5" draw:layer="layout" svg:width="6cm" svg:height="3.5cm" svg:x="8.75cm" svg:y="2.7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cm" svg:height="1.75cm" svg:x="9.75cm" svg:y="1.5cm">
          <draw:text-box>
            <text:p>Batterijhouder</text:p>
          </draw:text-box>
        </draw:frame>
        <draw:frame draw:style-name="gr9" draw:text-style-name="P3" draw:layer="layout" svg:width="6.75cm" svg:height="1.5cm" svg:x="7.5cm" svg:y="10.5cm">
          <draw:text-box>
            <text:p>L298N Motorsturing</text:p>
          </draw:text-box>
        </draw:frame>
        <draw:custom-shape draw:style-name="gr10" draw:text-style-name="P1" draw:layer="layout" svg:width="7.75cm" svg:height="7.75cm" svg:x="7cm" svg:y="19.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5.25cm" svg:height="1.5cm" svg:x="8.25cm" svg:y="25.6cm">
          <draw:text-box>
            <text:p>Arduino</text:p>
          </draw:text-box>
        </draw:frame>
        <draw:line draw:style-name="gr12" draw:text-style-name="P6" draw:layer="layout" svg:x1="9cm" svg:y1="15.75cm" svg:x2="9cm" svg:y2="19.5cm">
          <text:p/>
        </draw:line>
        <draw:line draw:style-name="gr13" draw:text-style-name="P6" draw:layer="layout" svg:x1="9.75cm" svg:y1="15.75cm" svg:x2="9.75cm" svg:y2="19.5cm">
          <text:p/>
        </draw:line>
        <draw:frame draw:style-name="gr14" draw:text-style-name="P7" draw:layer="layout" svg:width="1.25cm" svg:height="1cm" svg:x="9.3cm" svg:y="14.75cm">
          <draw:text-box>
            <text:p><text:span text:style-name="T1">5v</text:span></text:p>
          </draw:text-box>
        </draw:frame>
        <draw:frame draw:style-name="gr15" draw:text-style-name="P7" draw:layer="layout" svg:width="1.502cm" svg:height="1.361cm" svg:x="7.998cm" svg:y="14.75cm">
          <draw:text-box>
            <text:p><text:span text:style-name="T1">Gnd</text:span></text:p>
          </draw:text-box>
        </draw:frame>
        <draw:frame draw:style-name="gr14" draw:text-style-name="P7" draw:layer="layout" svg:width="1.75cm" svg:height="1cm" svg:x="6.95cm" svg:y="14.75cm">
          <draw:text-box>
            <text:p><text:span text:style-name="T1">Batt</text:span></text:p>
          </draw:text-box>
        </draw:frame>
        <draw:custom-shape draw:style-name="gr16" draw:text-style-name="P8" draw:layer="layout" svg:width="1.5cm" svg:height="0.5cm" draw:transform="rotate (1.5707963267949) translate (10.702cm 15.8cm)">
          <text:p text:style-name="P8"><text:span text:style-name="T2">ENA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.5cm" svg:height="0.5cm" draw:transform="rotate (1.5707963267949) translate (11.256cm 15.8cm)">
          <text:p text:style-name="P8"><text:span text:style-name="T2">IN1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.5cm" svg:height="0.5cm" draw:transform="rotate (1.5707963267949) translate (11.85cm 15.8cm)">
          <text:p text:style-name="P8"><text:span text:style-name="T2">IN2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.5cm" svg:height="0.5cm" draw:transform="rotate (1.5707963267949) translate (12.435cm 15.8cm)">
          <text:p text:style-name="P8"><text:span text:style-name="T2">IN3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.5cm" svg:height="0.5cm" draw:transform="rotate (1.5707963267949) translate (12.992cm 15.8cm)">
          <text:p text:style-name="P8"><text:span text:style-name="T2">IN4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cm" svg:height="0.5cm" draw:transform="rotate (1.5707963267949) translate (13.581cm 15.8cm)">
          <text:p text:style-name="P9"><text:span text:style-name="T3">ENB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cm" svg:height="0.5cm" draw:transform="rotate (1.5707963267949) translate (10.621cm 19.3cm)">
          <text:p text:style-name="P8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cm" svg:height="0.5cm" draw:transform="rotate (1.5707963267949) translate (11.175cm 19.3cm)">
          <text:p text:style-name="P8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cm" svg:height="0.5cm" draw:transform="rotate (1.5707963267949) translate (11.769cm 19.3cm)">
          <text:p text:style-name="P8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cm" svg:height="0.5cm" draw:transform="rotate (1.5707963267949) translate (12.354cm 19.3cm)">
          <text:p text:style-name="P8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cm" svg:height="0.5cm" draw:transform="rotate (1.5707963267949) translate (12.911cm 19.3cm)">
          <text:p text:style-name="P8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cm" svg:height="0.5cm" draw:transform="rotate (1.5707963267949) translate (13.5cm 19.3cm)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1cm" svg:y1="15.75cm" svg:x2="11cm" svg:y2="17.75cm">
          <text:p/>
        </draw:line>
        <draw:line draw:style-name="gr18" draw:text-style-name="P6" draw:layer="layout" svg:x1="11.5cm" svg:y1="15.75cm" svg:x2="13.75cm" svg:y2="17.75cm">
          <text:p/>
        </draw:line>
        <draw:line draw:style-name="gr18" draw:text-style-name="P6" draw:layer="layout" svg:x1="12cm" svg:y1="15.75cm" svg:x2="13.25cm" svg:y2="17.75cm">
          <text:p/>
        </draw:line>
        <draw:line draw:style-name="gr18" draw:text-style-name="P6" draw:layer="layout" svg:x1="12.65cm" svg:y1="15.75cm" svg:x2="12.65cm" svg:y2="17.75cm">
          <text:p/>
        </draw:line>
        <draw:line draw:style-name="gr18" draw:text-style-name="P6" draw:layer="layout" svg:x1="13.25cm" svg:y1="15.75cm" svg:x2="12cm" svg:y2="17.75cm">
          <text:p/>
        </draw:line>
        <draw:line draw:style-name="gr18" draw:text-style-name="P6" draw:layer="layout" svg:x1="13.75cm" svg:y1="15.75cm" svg:x2="11.5cm" svg:y2="17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eter Mansvelder</meta:initial-creator>
    <meta:creation-date>2024-09-24T20:24:34.353918739</meta:creation-date>
    <dc:date>2024-09-25T07:39:02.332604243</dc:date>
    <meta:editing-duration>PT24M29S</meta:editing-duration>
    <meta:editing-cycles>5</meta:editing-cycles>
    <meta:generator>LibreOffice/7.3.2.2$MacOSX_AARCH64 LibreOffice_project/49f2b1bff42cfccbd8f788c8dc32c1c309559be0</meta:generator>
    <dc:creator>Peter Mansvelder</dc:creator>
    <meta:document-statistic meta:object-count="39"/>
  </office:meta>
</office:document-meta>
</file>